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R</text:p>
          </table:table-cell>
          <table:table-cell office:value-type="float" office:value="25.5" calcext:value-type="float">
            <text:p>25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formula="of:=[.C1]^(1/[.C2])" office:value-type="float" office:value="1.17578254611013" calcext:value-type="float">
            <text:p>1.1757825461101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ROUND([.C5];0)"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5]/[.$C$3]" office:value-type="float" office:value="216.876837340053" calcext:value-type="float">
            <text:p>216.876837340053</text:p>
          </table:table-cell>
          <table:table-cell table:formula="of:=ROUND([.C6];0)"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6]/[.$C$3]" office:value-type="float" office:value="184.453186567152" calcext:value-type="float">
            <text:p>184.453186567152</text:p>
          </table:table-cell>
          <table:table-cell table:formula="of:=ROUND([.C7];0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7]/[.$C$3]" office:value-type="float" office:value="156.876955843053" calcext:value-type="float">
            <text:p>156.876955843053</text:p>
          </table:table-cell>
          <table:table-cell table:formula="of:=ROUND([.C8];0)"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8]/[.$C$3]" office:value-type="float" office:value="133.423443273633" calcext:value-type="float">
            <text:p>133.423443273633</text:p>
          </table:table-cell>
          <table:table-cell table:formula="of:=ROUND([.C9];0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9]/[.$C$3]" office:value-type="float" office:value="113.476291781198" calcext:value-type="float">
            <text:p>113.476291781198</text:p>
          </table:table-cell>
          <table:table-cell table:formula="of:=ROUND([.C10];0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0]/[.$C$3]" office:value-type="float" office:value="96.5112912728757" calcext:value-type="float">
            <text:p>96.5112912728757</text:p>
          </table:table-cell>
          <table:table-cell table:formula="of:=ROUND([.C11];0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11]/[.$C$3]" office:value-type="float" office:value="82.0826024269252" calcext:value-type="float">
            <text:p>82.0826024269252</text:p>
          </table:table-cell>
          <table:table-cell table:formula="of:=ROUND([.C12];0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2]/[.$C$3]" office:value-type="float" office:value="69.811040058794" calcext:value-type="float">
            <text:p>69.811040058794</text:p>
          </table:table-cell>
          <table:table-cell table:formula="of:=ROUND([.C13];0)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3]/[.$C$3]" office:value-type="float" office:value="59.374108154396" calcext:value-type="float">
            <text:p>59.374108154396</text:p>
          </table:table-cell>
          <table:table-cell table:formula="of:=ROUND([.C14];0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14]/[.$C$3]" office:value-type="float" office:value="50.4975246918104" calcext:value-type="float">
            <text:p>50.4975246918104</text:p>
          </table:table-cell>
          <table:table-cell table:formula="of:=ROUND([.C15];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15]/[.$C$3]" office:value-type="float" office:value="42.948013524161" calcext:value-type="float">
            <text:p>42.948013524161</text:p>
          </table:table-cell>
          <table:table-cell table:formula="of:=ROUND([.C16];0)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6]/[.$C$3]" office:value-type="float" office:value="36.5271738947367" calcext:value-type="float">
            <text:p>36.5271738947367</text:p>
          </table:table-cell>
          <table:table-cell table:formula="of:=ROUND([.C17];0)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7]/[.$C$3]" office:value-type="float" office:value="31.0662664755319" calcext:value-type="float">
            <text:p>31.0662664755319</text:p>
          </table:table-cell>
          <table:table-cell table:formula="of:=ROUND([.C18];0)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18]/[.$C$3]" office:value-type="float" office:value="26.4217789065751" calcext:value-type="float">
            <text:p>26.4217789065751</text:p>
          </table:table-cell>
          <table:table-cell table:formula="of:=ROUND([.C19];0)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19]/[.$C$3]" office:value-type="float" office:value="22.4716542986515" calcext:value-type="float">
            <text:p>22.4716542986515</text:p>
          </table:table-cell>
          <table:table-cell table:formula="of:=ROUND([.C20];0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20]/[.$C$3]" office:value-type="float" office:value="19.1120835846688" calcext:value-type="float">
            <text:p>19.1120835846688</text:p>
          </table:table-cell>
          <table:table-cell table:formula="of:=ROUND([.C21];0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C21]/[.$C$3]" office:value-type="float" office:value="16.2547774228302" calcext:value-type="float">
            <text:p>16.2547774228302</text:p>
          </table:table-cell>
          <table:table-cell table:formula="of:=ROUND([.C22];0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22]/[.$C$3]" office:value-type="float" office:value="13.8246459573722" calcext:value-type="float">
            <text:p>13.8246459573722</text:p>
          </table:table-cell>
          <table:table-cell table:formula="of:=ROUND([.C23];0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C23]/[.$C$3]" office:value-type="float" office:value="11.7578254611013" calcext:value-type="float">
            <text:p>11.7578254611013</text:p>
          </table:table-cell>
          <table:table-cell table:formula="of:=ROUND([.C24];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C24]/[.$C$3]" office:value-type="float" office:value="9.99999999999999" calcext:value-type="float">
            <text:p>9.99999999999999</text:p>
          </table:table-cell>
          <table:table-cell table:formula="of:=ROUND([.C25];0)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20:59:32.532902302</meta:creation-date>
    <dc:date>2025-10-30T21:27:30.246792583</dc:date>
    <meta:editing-duration>PT7M37S</meta:editing-duration>
    <meta:editing-cycles>2</meta:editing-cycles>
    <meta:generator>LibreOffice/7.3.7.2$Linux_X86_64 LibreOffice_project/30$Build-2</meta:generator>
    <meta:document-statistic meta:table-count="1" meta:cell-count="69" meta:object-count="0"/>
  </office:meta>
</office:document-meta>
</file>